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d MS1" svg:font-family="'Trebuched MS'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Trebuched MS" svg:font-family="'Trebuched MS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le-draw-aspect="1"/>
    </style:style>
    <style:style style:name="pr1" style:family="presentation" style:parent-style-name="BezealyBox-subtitle">
      <style:graphic-properties draw:fill-color="#ffffff" fo:min-height="15.824cm"/>
    </style:style>
    <style:style style:name="pr2" style:family="presentation" style:parent-style-name="BezealyBox-notes">
      <style:graphic-properties draw:fill-color="#ffffff" draw:auto-grow-height="true" fo:min-height="12.572cm"/>
    </style:style>
    <style:style style:name="pr3" style:family="presentation" style:parent-style-name="BezealyBox-title">
      <style:graphic-properties fo:min-height="1.905cm"/>
    </style:style>
    <style:style style:name="pr4" style:family="presentation" style:parent-style-name="BezealyBox-outline1">
      <style:graphic-properties fo:min-height="13.61cm"/>
    </style:style>
    <style:style style:name="pr5" style:family="presentation" style:parent-style-name="BezealyBox-outline1">
      <style:graphic-properties draw:stroke="none" draw:fill="none" fo:min-height="1.06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style:font-name="Trebuchet MS" fo:font-size="40pt" fo:font-weight="bold" style:font-size-asian="40pt" style:font-weight-asian="bold" style:font-size-complex="40pt" style:font-weight-complex="bold"/>
    </style:style>
    <style:style style:name="P6" style:family="paragraph">
      <style:text-properties style:font-name="Trebuchet MS" fo:font-size="26pt" style:font-size-asian="26pt" style:font-size-complex="26pt"/>
    </style:style>
    <style:style style:name="P7" style:family="paragraph">
      <style:paragraph-properties fo:margin-top="0cm" fo:margin-bottom="0cm"/>
    </style:style>
    <style:style style:name="P8" style:family="paragraph">
      <style:text-properties style:font-name="Bitstream Charter" fo:font-size="20pt" style:font-size-asian="20pt" style:font-size-complex="20pt"/>
    </style:style>
    <style:style style:name="P9" style:family="paragraph">
      <style:text-properties fo:color="#000000" style:font-name="Trebuchet MS" fo:font-size="26pt" style:font-size-asian="26pt" style:font-size-complex="26pt"/>
    </style:style>
    <style:style style:name="P10" style:family="paragraph">
      <style:text-properties fo:color="#00000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style:font-name="Trebuchet MS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Trebuchet MS" fo:font-size="26pt" style:font-size-asian="26pt" style:font-size-complex="26pt"/>
    </style:style>
    <style:style style:name="T10" style:family="text">
      <style:text-properties style:font-name="Trebuchet MS" fo:font-size="24pt" style:font-size-asian="24pt" style:font-size-complex="24pt"/>
    </style:style>
    <style:style style:name="T11" style:family="text">
      <style:text-properties style:font-name="Trebuchet MS" fo:font-size="22pt" style:font-size-asian="22pt" style:font-size-complex="22pt"/>
    </style:style>
    <style:style style:name="T12" style:family="text">
      <style:text-properties style:font-name="Trebuchet MS" fo:font-size="32pt" style:font-size-asian="32pt" style:font-size-complex="3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10 Pitch1" fo:font-size="26pt" style:font-size-asian="26pt" style:font-size-complex="26pt"/>
    </style:style>
    <style:style style:name="T15" style:family="text">
      <style:text-properties fo:color="#0000ff" style:font-name="Courier 10 Pitch1" fo:font-size="26pt" style:font-size-asian="26pt" style:font-size-complex="26pt"/>
    </style:style>
    <style:style style:name="T16" style:family="text">
      <style:text-properties style:font-name="Courier 10 Pitch1"/>
    </style:style>
    <style:style style:name="T17" style:family="text">
      <style:text-properties fo:color="#008000"/>
    </style:style>
    <style:style style:name="T18" style:family="text">
      <style:text-properties style:font-name="Courier 10 Pitch1" fo:font-size="26pt" fo:font-style="italic" style:font-size-asian="26pt" style:font-style-asian="italic" style:font-size-complex="26pt" style:font-style-complex="italic"/>
    </style:style>
    <style:style style:name="T19" style:family="text">
      <style:text-properties style:font-name="Courier 10 Pitch1" fo:font-style="italic" style:font-style-asian="italic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00ff" style:font-name="Trebuchet MS" fo:font-size="26pt" fo:font-weight="bold" style:font-size-asian="26pt" style:font-weight-asian="bold" style:font-size-complex="26pt" style:font-weight-complex="bold"/>
    </style:style>
    <style:style style:name="T22" style:family="text">
      <style:text-properties style:font-name="Bitstream Charter" fo:font-size="20pt" style:font-size-asian="20pt" style:font-size-complex="20pt"/>
    </style:style>
    <style:style style:name="T23" style:family="text">
      <style:text-properties style:use-window-font-color="true" style:font-name="Trebuched MS1" fo:font-size="26pt" fo:font-weight="normal" style:font-size-asian="26pt" style:font-weight-asian="normal" style:font-size-complex="26pt" style:font-weight-complex="normal"/>
    </style:style>
    <style:style style:name="T24" style:family="text">
      <style:text-properties style:use-window-font-color="true" style:font-name="Trebuchet MS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color="#ff0000" style:font-name="Trebuchet MS"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color="#0000ff" style:font-name="Trebuchet MS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00ff" style:font-name="Trebuched MS1"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color="#000000" style:font-name="Trebuched MS1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color="#000000" style:font-name="Times New Roman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color="#000000" style:font-name="Trebuchet MS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14, Bob Hancock</presentation:footer-decl>
      <draw:page draw:name="page1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4, Bob Hancock</text:span></text:p>
          </draw:text-box>
        </draw:frame>
        <draw:frame presentation:style-name="pr1" draw:layer="layout" svg:width="19.561cm" svg:height="15.824cm" svg:x="4.252cm" svg:y="3.383cm" presentation:class="subtitle" presentation:user-transformed="true">
          <draw:text-box>
            <text:p><text:span text:style-name="T2">Python for Fundamentals</text:span></text:p>
            <text:p/>
            <text:p><text:span text:style-name="T3"/></text:p>
            <text:p><text:span text:style-name="T3">Bob Hancock</text:span></text:p>
            <text:p><text:span text:style-name="T4"/></text:p>
            <text:p><text:span text:style-name="T4">hancock.robert@gmail.com</text:span></text:p>
            <text:p><text:span text:style-name="T4">bobhancock.org</text:span></text:p>
            <text:p/>
            <text:p/>
            <text:p/>
            <text:p/>
            <text:p/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I</text:span><text:span text:style-name="T6"><text:line-break/></text:span><text:span text:style-name="T6"><text:line-break/></text:span><text:span text:style-name="T6">The Python Language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What Is Python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A multi-purpose interpreted language invented by Guido von Rossum in 1990.</text:span></text:p>
              </text:list-item>
              <text:list-item>
                <text:p><text:span text:style-name="T9">You can run the interpreter from the command line.</text:span></text:p>
              </text:list-item>
              <text:list-item>
                <text:p><text:span text:style-name="T9">Rapid iteration.</text:span></text:p>
              </text:list-item>
              <text:list-item>
                <text:p><text:span text:style-name="T9">Extensive library support.</text:span></text:p>
              </text:list-item>
              <text:list-item>
                <text:p><text:span text:style-name="T9">A cooperative community.</text:span></text:p>
              </text:list-item>
              <text:list-item>
                <text:p><text:span text:style-name="T9">We will use Python 2.7x as a reference.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Python 2 or 3?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Python 2.7.6 is the last of the 2 series.</text:span></text:p>
                  </text:list-item>
                  <text:list-item>
                    <text:p><text:span text:style-name="T9">Python 3 is where the new language development occurs</text:span></text:p>
                  </text:list-item>
                  <text:list-item>
                    <text:p><text:span text:style-name="T9">2 and 3 can be incompatible because they handle Unicode differently, among other things.</text:span></text:p>
                  </text:list-item>
                  <text:list-item>
                    <text:p><text:span text:style-name="T9">There was a conscious decision to make 3 incompatible to fix legacy problems.</text:span></text:p>
                  </text:list-item>
                  <text:list-item>
                    <text:p><text:span text:style-name="T9">I still use both versions and it depends upon the library.</text:span></text:p>
                  </text:list-item>
                  <text:list-item>
                    <text:p><text:span text:style-name="T9">Get to know Python3 if you can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Get Python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9"/></text:p>
                    <text:p><text:span text:style-name="T9"/></text:p>
                  </text:list-header>
                  <text:list-item>
                    <text:p><text:span text:style-name="T9">Go to http://python.org/downloads/</text:span></text:p>
                  </text:list-item>
                  <text:list-item>
                    <text:p><text:span text:style-name="T9">For Linux, download the source code</text:span></text:p>
                  </text:list-item>
                  <text:list-item>
                    <text:p><text:span text:style-name="T9">Perform the normal GNU build sequence.</text:span></text:p>
                  </text:list-item>
                  <text:list-item>
                    <text:p><text:span text:style-name="T9">--prefix=/usr/local/python{version}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tart Python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9"/></text:p>
                  </text:list-header>
                  <text:list-item>
                    <text:p><text:span text:style-name="T9">At the command prompt type “python”</text:span></text:p>
                  </text:list-item>
                  <text:list-item>
                    <text:p><text:span text:style-name="T9">For help type:</text:span></text:p>
                    <text:list>
                      <text:list-item>
                        <text:p><text:span text:style-name="T9">import sys</text:span></text:p>
                      </text:list-item>
                      <text:list-item>
                        <text:p><text:span text:style-name="T9">help(sys.maxsize)</text:span></text:p>
                      </text:list-item>
                    </text:list>
                  </text:list-item>
                  <text:list-item>
                    <text:p><text:span text:style-name="T9">You need to import the module before you can issue a help request.</text:span></text:p>
                  </text:list-item>
                  <text:list-item>
                    <text:p><text:span text:style-name="T9">type “import this”</text:span></text:p>
                    <text:list>
                      <text:list-item>
                        <text:p><text:span text:style-name="T9">see what happe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Hello, world!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>&gt; python</text:span></text:p>
                <text:p><text:span text:style-name="T9">&gt;&gt;&gt; print("Hello, world!")</text:span></text:p>
                <text:p><text:span text:style-name="T9">Hello, world!</text:span></text:p>
                <text:p><text:span text:style-name="T9">&gt;&gt;&gt; print("Hello,"+" world!")</text:span></text:p>
                <text:p><text:span text:style-name="T9">Hello, world!</text:span></text:p>
                <text:p><text:span text:style-name="T9">&gt;&gt;&gt; print("{h}, {w}!".format(h="Hello", w="world"))</text:span></text:p>
                <text:p><text:span text:style-name="T9">Hello, world!</text:span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1.1</text:span><text:span text:style-name="T6"><text:line-break/></text:span><text:span text:style-name="T6"><text:line-break/></text:span><text:span text:style-name="T6">Basic Syntax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Basic Syntax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It has a C like syntax</text:span></text:p>
              </text:list-item>
              <text:list-item>
                <text:p><text:span text:style-name="T9">You must use consistent indentation.</text:span></text:p>
              </text:list-item>
              <text:list-item>
                <text:p><text:span text:style-name="T9">No semicolons for line ends.</text:span></text:p>
              </text:list-item>
              <text:list-item>
                <text:p><text:span text:style-name="T9">Readability counts.</text:span></text:p>
                <text:p><text:span text:style-name="T9"/></text:p>
                <text:p><text:span text:style-name="T9">&gt;&gt;&gt; a = "bob"\</text:span></text:p>
                <text:p><text:span text:style-name="T9">... +" hancock"</text:span></text:p>
                <text:p><text:span text:style-name="T9">&gt;&gt;&gt; a</text:span></text:p>
                <text:p><text:span text:style-name="T9">“</text:span><text:span text:style-name="T9">bob hancock”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Number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>&gt;&gt;&gt; 7/3 #I</text:span><text:span text:style-name="T10">nteger division returns fractions</text:span></text:p>
                <text:p><text:span text:style-name="T9">2.3333333333333335</text:span></text:p>
                <text:p><text:span text:style-name="T9">&gt;&gt;&gt; 7//3 #</text:span><text:span text:style-name="T10">You can get the floor</text:span></text:p>
                <text:p><text:span text:style-name="T9">2</text:span></text:p>
                <text:p><text:span text:style-name="T9">&gt;&gt;&gt; 7.0//3 #</text:span><text:span text:style-name="T11">Promotes to the more complex type</text:span></text:p>
                <text:p><text:span text:style-name="T9">2.0</text:span></text:p>
                <text:p><text:span text:style-name="T9"/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Assignmen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x =1</text:span><text:span text:style-name="T9"><text:line-break/></text:span><text:span text:style-name="T9"/></text:p>
              </text:list-item>
              <text:list-item>
                <text:p><text:span text:style-name="T9">x = y = z = 0</text:span><text:span text:style-name="T9"><text:line-break/></text:span><text:span text:style-name="T9"/></text:p>
              </text:list-item>
              <text:list-item>
                <text:p><text:span text:style-name="T9">x, y = 1, 2</text:span><text:span text:style-name="T9"><text:line-break/></text:span><text:span text:style-name="T9"/></text:p>
              </text:list-item>
              <text:list-item>
                <text:p><text:span text:style-name="T9">a = x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<text:s/></text:span><text:span text:style-name="T8">Assignmen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/></text:p>
                  </text:list-header>
                  <text:list-item>
                    <text:p><text:span text:style-name="T12">Variables must be defined before use.</text:span></text:p>
                    <text:p><text:span text:style-name="T12">&gt;&gt;&gt; a</text:span></text:p>
                    <text:p><text:span text:style-name="T9">&gt;&gt;&gt; </text:span></text:p>
                    <text:p><text:span text:style-name="T9">&gt;&gt;&gt; a</text:span></text:p>
                    <text:p><text:span text:style-name="T9">&gt;&gt;&gt; a="Python"</text:span></text:p>
                    <text:p><text:span text:style-name="T9">&gt;&gt;&gt; a</text:span></text:p>
                    <text:p><text:span text:style-name="T9">'Python'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1.2</text:span><text:span text:style-name="T6"><text:line-break/></text:span><text:span text:style-name="T6"><text:line-break/></text:span><text:span text:style-name="T6">Data Type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Non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Denotes a null object.</text:span></text:p>
              </text:list-item>
              <text:list-item>
                <text:p><text:span text:style-name="T9">This is returned by functions that do no explicitly return a value.</text:span></text:p>
              </text:list-item>
              <text:list-item>
                <text:p><text:span text:style-name="T9">Frequently used as the default value for optional arguments.</text:span></text:p>
              </text:list-item>
              <text:list-item>
                <text:p><text:span text:style-name="T9">Has no attributes.</text:span></text:p>
              </text:list-item>
              <text:list-item>
                <text:p><text:span text:style-name="T9">Evaluates to False in boolean expressions.</text:span><text:span text:style-name="T9"><text:line-break/></text:span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Numeric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boolean</text:span></text:p>
              </text:list-item>
              <text:list-item>
                <text:p><text:span text:style-name="T9">integer (Python 2.x only)</text:span></text:p>
              </text:list-item>
              <text:list-item>
                <text:p><text:span text:style-name="T9">long integers</text:span></text:p>
              </text:list-item>
              <text:list-item>
                <text:p><text:span text:style-name="T9">floating-point numbers</text:span></text:p>
              </text:list-item>
              <text:list-item>
                <text:p><text:span text:style-name="T9">complex numbers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boolean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Represented by True or False.</text:span></text:p>
              </text:list-item>
              <text:list-item>
                <text:p><text:span text:style-name="T9">Numerical values 1 is True and 0 is False.</text:span></text:p>
                <text:p><text:span text:style-name="T9"/></text:p>
                <text:p><text:span text:style-name="T14">x = 1</text:span></text:p>
                <text:p><text:span text:style-name="T14">if x:</text:span><text:span text:style-name="T14"><text:line-break/></text:span><text:span text:style-name="T14"> <text:s text:c="3"/>print("x is True")</text:span><text:span text:style-name="T14"><text:line-break/></text:span><text:span text:style-name="T14">else:</text:span><text:span text:style-name="T14"><text:line-break/></text:span><text:span text:style-name="T14"> <text:s text:c="3"/>print("x is False")</text:span><text:span text:style-name="T14"><text:line-break/></text:span><text:span text:style-name="T14"><text:line-break/></text:span><text:span text:style-name="T15">datatypes/boolean.py</text:span></text:p>
                <text:p><text:span text:style-name="T14"/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Integer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In Python 3 all integers are in effect long.</text:span></text:p>
              </text:list-item>
              <text:list-item>
                <text:p><text:span text:style-name="T14">sys.int_info(bits_per_digit=30, sizeof_digit=4)</text:span></text:p>
              </text:list-item>
              <text:list-item>
                <text:p><text:span text:style-name="T9">Python integers are stored internally in base 2**int_info.bits_per_digit.</text:span></text:p>
              </text:list-item>
              <text:list-item>
                <text:p><text:span text:style-name="T9">sys.maxsize – 2**63 – 1 on a 64-bit system.</text:span></text:p>
              </text:list-item>
              <text:list-item>
                <text:p><text:span text:style-name="T9">sizeof_digit is the size in bytes of the C type used to represent a digit.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Floating-poin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IEEE 754 which provides approximately 17 digits of precision.</text:span></text:p>
              </text:list-item>
              <text:list-item>
                <text:p><text:span text:style-name="T9">Doesn't support 32-bit single precision.</text:span></text:p>
              </text:list-item>
              <text:list-item>
                <text:p><text:span text:style-name="T9">If you need precise precision or control, you can use numpy.</text:span></text:p>
              </text:list-item>
              <text:list-item>
                <text:p><text:span text:style-name="T9">See </text:span><text:span text:style-name="T9"><text:a xlink:href="http://www.youtube.com/watch?v=1lBeungEnx4" xlink:type="simple">Matopolis</text:a></text:span><text:span text:style-name="T9"> for a comparison with Matlab.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Complex (optional) 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Complex numbers are always represented as two floating point numbers, the real and imaginary part. </text:span></text:p>
              </text:list-item>
              <text:list-item>
                <text:p><text:span text:style-name="T9">To extract these parts from a complex number z, use z.real and z.imag.</text:span><text:span text:style-name="T9"><text:line-break/></text:span><text:span text:style-name="T9"><text:line-break/></text:span><text:span text:style-name="T14">&gt;&gt;&gt; a=1.5+0.5j</text:span><text:span text:style-name="T14"><text:line-break/></text:span><text:span text:style-name="T14">&gt;&gt;&gt; a.real</text:span><text:span text:style-name="T14"><text:line-break/></text:span><text:span text:style-name="T14">1.5</text:span><text:span text:style-name="T14"><text:line-break/></text:span><text:span text:style-name="T14">&gt;&gt;&gt; a.imag</text:span><text:span text:style-name="T14"><text:line-break/></text:span><text:span text:style-name="T14">0.5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Sequence Typ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Ordered sets of objects indexed by non-negative numbers.</text:span></text:p>
              </text:list-item>
              <text:list-item>
                <text:p><text:span text:style-name="T9">Lists</text:span></text:p>
              </text:list-item>
              <text:list-item>
                <text:p><text:span text:style-name="T9">Tuples</text:span></text:p>
              </text:list-item>
              <text:list-item>
                <text:p><text:span text:style-name="T9">Strings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Sequence Typ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All sequences support iteration.</text:span></text:p>
              </text:list-item>
              <text:list-item>
                <text:p><text:span text:style-name="T9">strings and tuples are immutable.</text:span></text:p>
              </text:list-item>
              <text:list-item>
                <text:p><text:span text:style-name="T9">strings are sequences of characters.</text:span></text:p>
              </text:list-item>
              <text:list-item>
                <text:p><text:span text:style-name="T9">tuples are sequences of arbitrary objects.</text:span></text:p>
              </text:list-item>
              <text:list-item>
                <text:p><text:span text:style-name="T9">lists are mutable.</text:span></text:p>
              </text:list-item>
              <text:list-item>
                <text:p><text:span text:style-name="T9">lists are sequences of arbitrary objects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Lis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An iterable sequence.</text:span><text:line-break/><text:line-break/><text:span text:style-name="T14">L0 = [1, 2, 3, 4]</text:span><text:span text:style-name="T14"><text:line-break/></text:span><text:span text:style-name="T14">L1 = [[1,2,3], [4], [5,6]]</text:span><text:span text:style-name="T14"><text:line-break/></text:span><text:span text:style-name="T14">L3 = [“palin”, (1,2), [1], {“monty”:1}]</text:span></text:p>
              </text:list-item>
              <text:list-item>
                <text:p><text:span text:style-name="T9">The elements can be accessed by zero based indexes.</text:span></text:p>
              </text:list-item>
              <text:list-item>
                <text:p><text:span text:style-name="T16">print(L3[1][1])</text:span><text:span text:style-name="T16"><text:line-break/></text:span><text:span text:style-name="T16"> <text:s text:c="2"/>… 2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Lis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14">list(s) </text:span><text:span text:style-name="T9">converts s to a list.</text:span></text:p>
              </text:list-item>
              <text:list-item>
                <text:p><text:span text:style-name="T14">s.append(x)</text:span><text:span text:style-name="T16"> </text:span><text:span text:style-name="T9">appends element to the end.</text:span></text:p>
              </text:list-item>
              <text:list-item>
                <text:p><text:span text:style-name="T14">s.extend(t) </text:span><text:span text:style-name="T9">appends new list t to the end.</text:span></text:p>
              </text:list-item>
              <text:list-item>
                <text:p><text:span text:style-name="T9">What if you append a list to a list instead of using extend?</text:span></text:p>
              </text:list-item>
              <text:list-item>
                <text:p><text:span text:style-name="T14">s.clear()</text:span><text:span text:style-name="T9">r clears all members of the list.</text:span></text:p>
              </text:list-item>
              <text:list-item>
                <text:p><text:span text:style-name="T14">s.pop()</text:span><text:span text:style-name="T9"> stack like behavior.</text:span></text:p>
              </text:list-item>
              <text:list-item>
                <text:p><text:span text:style-name="T14">s.insert(i, x)</text:span><text:span text:style-name="T9"> insert x at index I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String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“</text:span><text:span text:style-name="T9">Dead” #double quotes</text:span></text:p>
              </text:list-item>
              <text:list-item>
                <text:p><text:span text:style-name="T9">'Parrot” #single quotes</text:span></text:p>
              </text:list-item>
              <text:list-item>
                <text:p><text:span text:style-name="T9">'”Don't, quote me”'</text:span></text:p>
              </text:list-item>
              <text:list-item>
                <text:p><text:span text:style-name="T9">'Don\'t quote me'</text:span><text:span text:style-name="T9"><text:line-break/></text:span><text:span text:style-name="T9"><text:line-break/></text:span><text:span text:style-name="T9">a = “This is a long string\n\</text:span><text:span text:style-name="T9"><text:line-break/></text:span><text:span text:style-name="T9"> <text:s text:c="5"/>that spans several lines, but\n\</text:span><text:span text:style-name="T9"><text:line-break/></text:span><text:span text:style-name="T9">prints with no \</text:span><text:span text:style-name="T9"><text:line-break/></text:span><text:span text:style-name="T9">problem?”</text:span></text:p>
              </text:list-item>
              <text:list-item>
                <text:p><text:span text:style-name="T9">The white space from the left is significant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String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Starting with Python 3.0 all strings support Unicode.</text:span></text:p>
              </text:list-item>
              <text:list-item>
                <text:p><text:span text:style-name="T9">You can embed Unicode runes using Python-Unicode escaping.</text:span></text:p>
                <text:p><text:span text:style-name="T14">&gt;&gt;&gt; 'Hello\u0020World !'</text:span><text:span text:style-name="T14"><text:line-break/></text:span><text:span text:style-name="T14">'Hello World !'</text:span></text:p>
              </text:list-item>
              <text:list-item>
                <text:p><text:span text:style-name="T9">Or the actual Unicode character.</text:span></text:p>
                <text:p><text:span text:style-name="T14">&gt;&gt;&gt; print("Hello, </text:span><text:span text:style-name="T14">世界</text:span><text:span text:style-name="T14">")</text:span><text:span text:style-name="T14"><text:line-break/></text:span><text:span text:style-name="T14">Hello, </text:span><text:span text:style-name="T14">世界</text:span></text:p>
                <text:p><text:span text:style-name="T14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String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You can convert a string to a string of bytes with encode().</text:span></text:p>
              </text:list-item>
              <text:list-item>
                <text:p><text:span text:style-name="T9">&gt;&gt;&gt; "Äpfel".encode('utf-8')</text:span><text:span text:style-name="T9"><text:line-break/></text:span><text:span text:style-name="T9">b'\xc3\x84pfel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Triple Quot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Ends of lines do not need to be escaped when using triple-quotes, but they will be included in the string. </text:span></text:p>
                <text:p><text:span text:style-name="T9">print(“””\This is a </text:span><text:span text:style-name="T9"><text:line-break/></text:span><text:span text:style-name="T9">long string where</text:span><text:span text:style-name="T9"><text:line-break/></text:span><text:span text:style-name="T9"> <text:s text:c="8"/>white space is significant”)</text:span></text:p>
                <text:p><text:span text:style-name="T9"><text:line-break/></text:span><text:span text:style-name="T9">This is a </text:span><text:span text:style-name="T9"><text:line-break/></text:span><text:span text:style-name="T9">long string where</text:span><text:span text:style-name="T9"><text:line-break/></text:span><text:span text:style-name="T9"> <text:s text:c="5"/>whitsepace is significant.</text:span></text:p>
              </text:list-item>
              <text:list-item>
                <text:p><text:span text:style-name="T9">Used in procedure doc strings.</text:span><text:span text:style-name="T9"><text:line-break/></text:span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tring Concatenation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&gt;&gt;&gt; print("spam" " and" " eggs")</text:span></text:p>
                <text:p><text:span text:style-name="T9">spam and eggs</text:span></text:p>
                <text:p><text:span text:style-name="T9"/></text:p>
                <text:p><text:span text:style-name="T9">&gt;&gt;&gt; a = "Bicycle" + " Repairman"</text:span></text:p>
                <text:p><text:span text:style-name="T9">&gt;&gt;&gt; print(a)</text:span></text:p>
                <text:p><text:span text:style-name="T9">Bicycle Repairman</text:span><text:span text:style-name="T9"><text:line-break/></text:span><text:span text:style-name="T9"/></text:p>
                <text:p><text:span text:style-name="T9">&gt;&gt;&gt; print(" <text:s/>Pyt <text:s text:c="2"/>".strip() + "hon")</text:span></text:p>
                <text:p><text:span text:style-name="T9">Python</text:span></text:p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tring Subscripting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&gt;&gt;&gt; a = "spam baked beans and spam"</text:span><text:span text:style-name="T9"><text:line-break/></text:span><text:span text:style-name="T9">&gt;&gt;&gt; a[5]</text:span></text:p>
                <text:p><text:span text:style-name="T9">'b'</text:span></text:p>
                <text:p><text:span text:style-name="T9">&gt;&gt;&gt; a[5:10]</text:span></text:p>
                <text:p><text:span text:style-name="T9">'baked'</text:span></text:p>
                <text:p><text:span text:style-name="T9">&gt;&gt;&gt; a[-1]</text:span></text:p>
                <text:p><text:span text:style-name="T9">'m'</text:span></text:p>
                <text:p><text:span text:style-name="T9">&gt;&gt;&gt; a[5:11]+a[21:]</text:span></text:p>
                <text:p><text:span text:style-name="T9">'baked spam'</text:span></text:p>
                <text:p><text:span text:style-name="T9"/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trings are Immutabl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&gt;&gt;&gt; a[3] = "z"</text:span></text:p>
                <text:p><text:span text:style-name="T9">Traceback (most recent call last):</text:span><text:span text:style-name="T9"><text:line-break/></text:span><text:span text:style-name="T9">File "&lt;stdin&gt;", line 1, in &lt;module&gt;</text:span><text:span text:style-name="T9"><text:line-break/></text:span><text:span text:style-name="T9">TypeError: 'str' object does not support item assignment</text:span><text:span text:style-name="T9"><text:line-break/></text:span><text:span text:style-name="T9"><text:line-break/></text:span><text:span text:style-name="T9"/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tring Method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help(str) NOT help(string) is required for the list of methods.</text:span></text:p>
              </text:list-item>
              <text:list-item>
                <text:p><text:span text:style-name="T9">There are 38 methods on string.</text:span></text:p>
              </text:list-item>
              <text:list-item>
                <text:p><text:span text:style-name="T9">s.find(sub [, start, end])</text:span></text:p>
              </text:list-item>
              <text:list-item>
                <text:p><text:span text:style-name="T9">s.split([sep [,maxsplit]])</text:span></text:p>
              </text:list-item>
              <text:list-item>
                <text:p><text:span text:style-name="T9">s.zfill(width) pads with zeros on the left.</text:span></text:p>
              </text:list-item>
              <text:list-item>
                <text:p><text:span text:style-name="T9">s.join() <text:s/>joins strings in t with separator s.</text:span></text:p>
                <text:list>
                  <text:list-item>
                    <text:list>
                      <text:list-item>
                        <text:p><text:span text:style-name="T9">This is faster than concatenation for large string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licing</text:span></text:p>
          </draw:text-box>
        </draw:frame>
        <draw:frame presentation:style-name="pr4" draw:text-style-name="P6" draw:layer="layout" svg:width="22.86cm" svg:height="14.605cm" svg:x="2.54cm" svg:y="4.245cm" presentation:class="outline" presentation:user-transformed="true">
          <draw:text-box>
            <text:list text:style-name="L2">
              <text:list-header>
                <text:p><text:span text:style-name="T9"><text:line-break/></text:span><text:span text:style-name="T9">&gt;&gt;&gt; L = [1,2,3,4,5,6]</text:span></text:p>
                <text:p><text:span text:style-name="T9">&gt;&gt;&gt; L[2:4]</text:span></text:p>
                <text:p><text:span text:style-name="T9">[3, 4]</text:span></text:p>
                <text:p><text:span text:style-name="T9">&gt;&gt;&gt; L[:4]</text:span></text:p>
                <text:p><text:span text:style-name="T9">[1, 2, 3, 4]</text:span></text:p>
                <text:p><text:span text:style-name="T9">&gt;&gt;&gt; L[-1]</text:span></text:p>
                <text:p><text:span text:style-name="T9">6</text:span></text:p>
                <text:p><text:span text:style-name="T9"/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1.3</text:span><text:span text:style-name="T6"><text:line-break/></text:span><text:span text:style-name="T6"><text:line-break/></text:span><text:span text:style-name="T6">Mapping Type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Mapping Typ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A mapping object is an arbitrary collection of objects that are indexed by another nearly arbitrary collection of objects.</text:span></text:p>
              </text:list-item>
              <text:list-item>
                <text:p><text:span text:style-name="T9">Unlike a sequence, mapping objects are unordered.</text:span></text:p>
              </text:list-item>
              <text:list-item>
                <text:p><text:span text:style-name="T9">They can be mapped by any immutable object type.</text:span></text:p>
              </text:list-item>
              <text:list-item>
                <text:p><text:span text:style-name="T9">Mapping objects are mutable.</text:span></text:p>
              </text:list-item>
              <text:list-item>
                <text:p><text:span text:style-name="T9">Dictionaries are the only built-in mapping type.</text:span></text:p>
              </text:list-item>
              <text:list-item>
                <text:p><text:span text:style-name="T9">With lists and strings these are the most frequently used data storage elements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Dictionari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Python's version of a hash map or associative array.</text:span></text:p>
              </text:list-item>
              <text:list-item>
                <text:p><text:span text:style-name="T9">The retrieval time of a dictionary in O(1).</text:span></text:p>
              </text:list-item>
              <text:list-item>
                <text:p><text:span text:style-name="T9">Think of it as an unordered set of keys and values.</text:span></text:p>
                <text:list>
                  <text:list-item>
                    <text:list>
                      <text:list-item>
                        <text:p>Keys must be unique.</text:p>
                      </text:list-item>
                    </text:list>
                  </text:list-item>
                </text:list>
              </text:list-item>
              <text:list-item>
                <text:p><text:span text:style-name="T14">list(d.keys())</text:span><text:span text:style-name="T9"> for a list of all keys.</text:span></text:p>
              </text:list-item>
              <text:list-item>
                <text:p><text:span text:style-name="T14">sorted(d.keys())</text:span><text:span text:style-name="T9"> for a list of sorted keys.</text:span></text:p>
              </text:list-item>
              <text:list-item>
                <text:p><text:span text:style-name="T14">del d[key] </text:span><text:span text:style-name="T9">to delete an entry.</text:span></text:p>
              </text:list-item>
              <text:list-item>
                <text:p><text:span text:style-name="T14">key in d </text:span><text:span text:style-name="T9">returns True or False (membership test)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et Typ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A set is an unordered collection of unique items.</text:span></text:p>
              </text:list-item>
              <text:list-item>
                <text:p><text:span text:style-name="T9">No indexing or slicing operations.</text:span></text:p>
              </text:list-item>
              <text:list-item>
                <text:p><text:span text:style-name="T9">s.difference(t) returns all the items in s not in t.</text:span></text:p>
              </text:list-item>
              <text:list-item>
                <text:p><text:span text:style-name="T9">s.intersection(t) returns all items ins both s and t.</text:span></text:p>
              </text:list-item>
              <text:list-item>
                <text:p><text:span text:style-name="T9">s.isdisjoint(t) returns True if s and t have not items in common.</text:span></text:p>
              </text:list-item>
              <text:list-item>
                <text:p><text:span text:style-name="T9">s.issubset(t) returns True if s is a subset of t.</text:span></text:p>
              </text:list-item>
              <text:list-item>
                <text:p><text:span text:style-name="T9">s.untion(t) returns all items in s and t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Copying Object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l = [ 1,2,3, [4,5,6] ]</text:span></text:p>
                <text:p><text:span text:style-name="T9">l_copy = l</text:span></text:p>
                <text:p><text:span text:style-name="T9">l_copy.append(“end”)</text:span></text:p>
                <text:p><text:span text:style-name="T9">print(l)</text:span></text:p>
                <text:p><text:span text:style-name="T9"><text:s text:c="3"/></text:span><text:span text:style-name="T9">[ 1,2,3, [4,5,6], “end” ]</text:span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New or DeepCopy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This create a new copy of the original list.</text:span></text:p>
                <text:p><text:span text:style-name="T9">l = [ 1,2,3, [4,5,6] ]</text:span></text:p>
                <text:p><text:span text:style-name="T9">l_new = lst(l)</text:span></text:p>
                <text:p><text:span text:style-name="T9"/></text:p>
              </text:list-item>
              <text:list-item>
                <text:p><text:span text:style-name="T9">You can also make a deep copy.</text:span><text:span text:style-name="T9"><text:line-break/></text:span><text:span text:style-name="T9"><text:line-break/></text:span><text:span text:style-name="T9">import copy</text:span><text:span text:style-name="T9"><text:line-break/></text:span><text:span text:style-name="T9">l_deep = copy.deepcopy(l)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1.4</text:span><text:span text:style-name="T6"><text:line-break/></text:span><text:span text:style-name="T6"><text:line-break/></text:span><text:span text:style-name="T6">Flow Control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if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x = 42<text:line-break/><text:line-break/>if x &lt; 0:<text:line-break/> <text:s text:c="5"/>x = 0<text:line-break/> <text:s text:c="5"/>print('Negative changed to zero')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if..elif..els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x = 42<text:line-break/><text:line-break/>if x &lt; 0:<text:line-break/> <text:s text:c="5"/>x = 0<text:line-break/> <text:s text:c="5"/>print('Negative changed to zero')<text:line-break/><text:span text:style-name="T17">elif x == 0:</text:span><text:span text:style-name="T17"><text:line-break/></text:span><text:span text:style-name="T17"> <text:s text:c="6"/>print('Zero')</text:span><text:span text:style-name="T17"><text:line-break/></text:span><text:span text:style-name="T17">elif x == 1:</text:span><text:span text:style-name="T17"><text:line-break/></text:span><text:span text:style-name="T17"> <text:s text:c="5"/>print('Single')</text:span><text:span text:style-name="T17"><text:line-break/></text:span><text:span text:style-name="T17">else: <text:s text:c="2"/>#&lt;----- this is optional</text:span><text:span text:style-name="T17"><text:line-break/></text:span><text:span text:style-name="T17"> <text:s text:c="5"/>print('More')</text:span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No Switch or Cas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There is not switch or case statement.</text:p>
              </text:list-item>
              <text:list-item>
                <text:p>Use if..elif instead.</text:p>
              </text:list-item>
              <text:list-item>
                <text:p>You can also use a dictionary...but we'll get to that.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for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words = [ “dead”, “parrot”, “spam” ]</text:span></text:p>
                <text:p><text:span text:style-name="T9">for w in words:</text:span><text:span text:style-name="T9"><text:line-break/></text:span><text:span text:style-name="T9"><text:tab/></text:span><text:span text:style-name="T9">print(w)</text:span></text:p>
                <text:p><text:span text:style-name="T9">…</text:span></text:p>
                <text:p><text:span text:style-name="T9">dead</text:span></text:p>
                <text:p><text:span text:style-name="T9">parrot</text:span></text:p>
                <text:p><text:span text:style-name="T9">spam</text:span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for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words = [ “dead”, “parrot”, “spam” ]</text:span></text:p>
                <text:p><text:span text:style-name="T9">for I, w in enumerate(words):</text:span><text:span text:style-name="T9"><text:line-break/></text:span><text:span text:style-name="T9"><text:tab/></text:span><text:span text:style-name="T9">print(i, w)</text:span></text:p>
                <text:p><text:span text:style-name="T9">…</text:span></text:p>
                <text:p><text:span text:style-name="T9">0 dead</text:span></text:p>
                <text:p><text:span text:style-name="T9">1 parrot</text:span></text:p>
                <text:p><text:span text:style-name="T9">2 spam</text:span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rang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Generates automatic arithmetic progressions.</text:span></text:p>
                <text:p><text:span text:style-name="T9">&gt;&gt;&gt; for i in range(5):</text:span></text:p>
                <text:p><text:span text:style-name="T9">... <text:s text:c="4"/>print(i)</text:span></text:p>
                <text:p><text:span text:style-name="T9">...</text:span></text:p>
                <text:p><text:span text:style-name="T9">0</text:span></text:p>
                <text:p><text:span text:style-name="T9">1</text:span></text:p>
                <text:p><text:span text:style-name="T9">2</text:span></text:p>
                <text:p><text:span text:style-name="T9">3</text:span></text:p>
                <text:p><text:span text:style-name="T9">4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range returns an iterabl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&gt;&gt;&gt; print(range(10))</text:span></text:p>
                <text:p><text:span text:style-name="T9">range(0, 10)</text:span></text:p>
                <text:p><text:span text:style-name="T9"/></text:p>
              </text:list-header>
              <text:list-item>
                <text:p><text:span text:style-name="T9">Range returns an iterable object.</text:span></text:p>
              </text:list-item>
              <text:list-item>
                <text:p><text:span text:style-name="T9">You a for statement to access results, or</text:span></text:p>
              </text:list-item>
              <text:list-item>
                <text:p><text:span text:style-name="T9">A functionsthat takes an iterable argument.</text:span></text:p>
                <text:p><text:span text:style-name="T9"/></text:p>
                <text:p><text:span text:style-name="T9">&gt;&gt;&gt; list(range(10))</text:span></text:p>
                <text:p><text:span text:style-name="T9">[0, 1, 2, 3, 4, 5, 6, 7, 8, 9]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whil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14">count = 0</text:span><text:span text:style-name="T14"><text:line-break/></text:span><text:span text:style-name="T14">while count &lt; 5:</text:span><text:span text:style-name="T14"><text:line-break/></text:span><text:span text:style-name="T14"> <text:s text:c="4"/>count += 1</text:span><text:span text:style-name="T14"><text:line-break/></text:span><text:span text:style-name="T14"> <text:s text:c="4"/>print("Incremented count to</text:span><text:span text:style-name="T14"><text:line-break/></text:span><text:span text:style-name="T14"> </text:span><text:span text:style-name="T14"><text:tab/></text:span><text:span text:style-name="T14"> <text:s text:c="4"/>"+str(count))</text:span><text:span text:style-name="T14"><text:line-break/></text:span><text:span text:style-name="T14">else:</text:span><text:span text:style-name="T14"><text:line-break/></text:span><text:span text:style-name="T14"> <text:s text:c="4"/>print("Condition is false")</text:span></text:p>
                <text:p><text:span text:style-name="T9"/></text:p>
              </text:list-header>
              <text:list-item>
                <text:p><text:span text:style-name="T9">else is executed when the while condition becomes false.</text:span></text:p>
              </text:list-item>
              <text:list-item>
                <text:p><text:span text:style-name="T9">I've never used the else clause of while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whil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14">while True:</text:span><text:span text:style-name="T14"><text:line-break/></text:span><text:span text:style-name="T18"> <text:s text:c="4"/>read from a socket</text:span><text:span text:style-name="T18"><text:line-break/></text:span><text:span text:style-name="T18"> <text:s text:c="4"/>if some condition:</text:span><text:span text:style-name="T18"><text:line-break/></text:span><text:span text:style-name="T18"><text:tab/></text:span><text:span text:style-name="T18"><text:tab/></text:span><text:span text:style-name="T18"><text:tab/></text:span><text:span text:style-name="T18">break</text:span></text:p>
                <text:list>
                  <text:list-item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header>
              <text:list-item>
                <text:p><text:span text:style-name="T9">Endless loop.</text:span></text:p>
              </text:list-item>
              <text:list-item>
                <text:p><text:span text:style-name="T9">You assume that something will always be true and you only want to break out if something extraordinary happens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break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14">for n in range(2, 10):</text:span><text:span text:style-name="T14"><text:line-break/></text:span><text:span text:style-name="T14"> <text:s text:c="2"/>for x in range(2, n):</text:span><text:span text:style-name="T14"><text:line-break/></text:span><text:span text:style-name="T14"> <text:s text:c="5"/>if n % x == 0:</text:span><text:span text:style-name="T14"><text:line-break/></text:span><text:span text:style-name="T14"> <text:s text:c="8"/>print(n,'equals',x, '*', n//x)</text:span><text:span text:style-name="T14"><text:line-break/></text:span><text:span text:style-name="T14"> <text:s text:c="8"/>break</text:span><text:span text:style-name="T14"><text:line-break/></text:span><text:span text:style-name="T14"> <text:s text:c="3"/>else:</text:span><text:span text:style-name="T14"><text:line-break/></text:span><text:span text:style-name="T14"> <text:s text:c="5"/>print(n, 'is a prime number')</text:span><text:span text:style-name="T14"><text:line-break/></text:span><text:span text:style-name="T14"><text:line-break/></text:span><text:span text:style-name="T15">flow/break.py</text:span></text:p>
                <text:p/>
              </text:list-header>
              <text:list-item>
                <text:p><text:span text:style-name="T9">N.B. the else statement is part of the for loop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pas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14">while True:</text:span><text:span text:style-name="T14"><text:line-break/></text:span><text:span text:style-name="T14"><text:tab/></text:span><text:span text:style-name="T14">pass <text:s/># Busy-wait for keyboard</text:span><text:span text:style-name="T14"><text:line-break/></text:span><text:span text:style-name="T14"> <text:s text:c="7"/># interrupt (Ctrl+C)</text:span><text:span text:style-name="T14"><text:line-break/></text:span><text:span text:style-name="T14"><text:line-break/></text:span><text:span text:style-name="T15">flow/pass.py</text:span></text:p>
                <text:list>
                  <text:list-item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header>
              <text:list-item>
                <text:p><text:span text:style-name="T9">used when a statement is required syntactically but the program requires no action</text:span></text:p>
              </text:list-item>
              <text:list-item>
                <text:p><text:span text:style-name="T9">Useful when developing a place holder function.</text:span></text:p>
                <text:p><text:span text:style-name="T9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1.5</text:span><text:span text:style-name="T6"><text:line-break/></text:span><text:span text:style-name="T6"><text:line-break/></text:span><text:span text:style-name="T6">Functions:</text:span><text:span text:style-name="T6"><text:line-break/></text:span><text:span text:style-name="T6">The Building Block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Function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def sqrt(x):</text:span><text:span text:style-name="T9"><text:line-break/></text:span><text:span text:style-name="T9"><text:tab/></text:span><text:span text:style-name="T9">return x*x</text:span><text:span text:style-name="T9"><text:line-break/></text:span><text:span text:style-name="T9"/></text:p>
              </text:list-header>
              <text:list-item>
                <text:p><text:span text:style-name="T9">To invoke the function, use the name and place the arguments in parantheses.</text:span><text:span text:style-name="T9"><text:line-break/></text:span><text:span text:style-name="T9"><text:line-break/></text:span><text:span text:style-name="T9">s = sqrt(2)</text:span><text:span text:style-name="T9"><text:line-break/></text:span><text:span text:style-name="T9">print(s)</text:span><text:span text:style-name="T9"><text:line-break/></text:span><text:span text:style-name="T9">... <text:s/>4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Returning Multiple Valu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def foo(x):</text:span><text:span text:style-name="T9"><text:line-break/></text:span><text:span text:style-name="T9"><text:tab/></text:span><text:span text:style-name="T9">a = x*2</text:span><text:span text:style-name="T9"><text:line-break/></text:span><text:span text:style-name="T9"><text:tab/></text:span><text:span text:style-name="T9">b = x*3</text:span><text:span text:style-name="T9"><text:line-break/></text:span><text:span text:style-name="T9"><text:tab/></text:span><text:span text:style-name="T9">return (a,b)</text:span><text:span text:style-name="T9"><text:line-break/></text:span><text:span text:style-name="T9"/></text:p>
              </text:list-header>
              <text:list-item>
                <text:p><text:span text:style-name="T9">The return value is a tuple that can be unpacked.</text:span><text:span text:style-name="T9"><text:line-break/></text:span><text:span text:style-name="T9"><text:line-break/></text:span><text:span text:style-name="T9">x, y = foo(2)</text:span><text:span text:style-name="T9"><text:line-break/></text:span><text:span text:style-name="T9">print(x, y)</text:span><text:span text:style-name="T9"><text:line-break/></text:span><text:span text:style-name="T9"> <text:s text:c="3"/>4 <text:s/>6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Default Argument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>def bar(x, y=4):</text:span><text:span text:style-name="T9"><text:line-break/></text:span><text:span text:style-name="T9"><text:tab/></text:span><text:span text:style-name="T9">a = x*2</text:span><text:span text:style-name="T9"><text:line-break/></text:span><text:span text:style-name="T9"><text:tab/></text:span><text:span text:style-name="T9">b = y*3</text:span><text:span text:style-name="T9"><text:line-break/></text:span><text:span text:style-name="T9"><text:tab/></text:span><text:span text:style-name="T9">return (a,b)</text:span><text:span text:style-name="T9"><text:line-break/></text:span><text:span text:style-name="T9"/></text:p>
              </text:list-header>
              <text:list-item>
                <text:p><text:span text:style-name="T9">Default values can be omitted when calling</text:span><text:span text:style-name="T9"><text:line-break/></text:span><text:span text:style-name="T9"><text:line-break/></text:span><text:span text:style-name="T9">x, y = bar(2)</text:span><text:span text:style-name="T9"><text:line-break/></text:span><text:span text:style-name="T9">print(x, y)</text:span><text:span text:style-name="T9"><text:line-break/></text:span><text:span text:style-name="T9"> <text:s text:c="3"/>4 <text:s/>12</text:span><text:span text:style-name="T9"><text:line-break/></text:span><text:span text:style-name="T9">x, y = bar(2,6)</text:span><text:span text:style-name="T9"><text:line-break/></text:span><text:span text:style-name="T9">print(x, y)</text:span><text:span text:style-name="T9"><text:line-break/></text:span><text:span text:style-name="T9"> <text:s text:c="2"/>4 <text:s text:c="2"/>18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Function Scop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Variables create within a function are local.</text:span></text:p>
              </text:list-item>
              <text:list-item>
                <text:p><text:span text:style-name="T9">To access a global variable use the global keyword.</text:span></text:p>
                <text:p><text:span text:style-name="T9">a = 100</text:span><text:span text:style-name="T9"><text:line-break/></text:span><text:span text:style-name="T9">def foo():</text:span><text:span text:style-name="T9"><text:line-break/></text:span><text:span text:style-name="T9"><text:tab/></text:span><text:span text:style-name="T9">global a</text:span><text:span text:style-name="T9"><text:line-break/></text:span><text:span text:style-name="T9"><text:tab/></text:span><text:span text:style-name="T9">a = 99</text:span><text:span text:style-name="T9"><text:line-break/></text:span><text:span text:style-name="T9"><text:tab/></text:span><text:span text:style-name="T9">print(a)</text:span><text:span text:style-name="T9"><text:line-break/></text:span><text:span text:style-name="T9"><text:line-break/></text:span><text:span text:style-name="T9">print(a)</text:span><text:span text:style-name="T9"><text:line-break/></text:span><text:span text:style-name="T9"> <text:s text:c="4"/>100</text:span><text:span text:style-name="T9"><text:line-break/></text:span><text:span text:style-name="T9">foo()</text:span><text:span text:style-name="T9"><text:line-break/></text:span><text:span text:style-name="T9"> <text:s text:c="3"/>99 <text:s/>← result of print inside of foo</text:span><text:span text:style-name="T9"><text:line-break/></text:span><text:span text:style-name="T9">print(a)</text:span><text:span text:style-name="T9"><text:line-break/></text:span><text:span text:style-name="T9"> <text:s text:c="4"/>99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Pass by Value or Reference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Pass by value means that a copy of the arguments are supplied to the function.</text:span></text:p>
              </text:list-item>
              <text:list-item>
                <text:p><text:span text:style-name="T9">Changes within the function will not affect the variables used in calling the function.</text:span></text:p>
              </text:list-item>
              <text:list-item>
                <text:p><text:span text:style-name="T9">Pass by reference means that a pointer to the arguments are supplied to the function.</text:span></text:p>
              </text:list-item>
              <text:list-item>
                <text:p><text:span text:style-name="T9">The function can mutate the data to which the references point.</text:span></text:p>
              </text:list-item>
              <text:list-item>
                <text:p><text:span text:style-name="T9">What does Python do?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Mutable Argument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&gt;&gt;&gt; def mut(l):</text:p>
                <text:p>... <text:s text:c="4"/>l.append("end")</text:p>
                <text:p>&gt;&gt;&gt; lst = [1,2,3]</text:p>
                <text:p>&gt;&gt;&gt; print(lst)</text:p>
                <text:p>[1, 2, 3]</text:p>
                <text:p>&gt;&gt;&gt; mut(lst)</text:p>
                <text:p>&gt;&gt;&gt; print(lst)</text:p>
                <text:p>[1, 2, 3, 'end']</text:p>
                <text:p/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Argument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If the function argument is immutable, it will not change.</text:p>
              </text:list-item>
              <text:list-item>
                <text:p>If the function argument is mutable, you can change the calling variable.</text:p>
              </text:list-item>
              <text:list-item>
                <text:p>If you pass a mutable argument, make a copy within the function and return the modified object.</text:p>
                <text:p/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1.6</text:span><text:span text:style-name="T6"><text:line-break/></text:span><text:span text:style-name="T6"><text:line-break/></text:span><text:span text:style-name="T6">Exception Handling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Exception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Exceptions indicate errors and break out of the normal control flow of a program.</text:p>
              </text:list-item>
              <text:list-item>
                <text:p>An exception is raised with<text:line-break/> <text:s text:c="4"/>raise Exception([value])</text:p>
              </text:list-item>
              <text:list-item>
                <text:p>For example:</text:p>
                <text:list>
                  <text:list-item>
                    <text:list>
                      <text:list-header>
                        <text:p>raise RuntimeError(“Unrecoverable Error”)<text:line-break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try..excep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20">try:</text:span><text:span text:style-name="T20"><text:line-break/></text:span><text:span text:style-name="T20"><text:tab/></text:span><text:span text:style-name="T20">do something</text:span><text:span text:style-name="T20"><text:line-break/></text:span><text:span text:style-name="T20">except IOError as e:</text:span><text:span text:style-name="T20"><text:line-break/></text:span><text:span text:style-name="T20"><text:tab/></text:span><text:span text:style-name="T20">statements</text:span><text:span text:style-name="T20"><text:line-break/></text:span><text:span text:style-name="T20">except NameError a e:</text:span><text:span text:style-name="T20"><text:line-break/></text:span><text:span text:style-name="T20"><text:tab/></text:span><text:span text:style-name="T20">statements</text:span><text:span text:style-name="T20"><text:line-break/></text:span><text:span text:style-name="T20">else:</text:span><text:span text:style-name="T20"><text:line-break/></text:span><text:span text:style-name="T20"><text:tab/></text:span><text:span text:style-name="T20">code in try block did not raise exception, so</text:span><text:span text:style-name="T20"><text:line-break/></text:span><text:span text:style-name="T20"><text:tab/></text:span><text:span text:style-name="T20">statements</text:span><text:span text:style-name="T20"><text:line-break/></text:span><text:span text:style-name="T20">finally:</text:span><text:span text:style-name="T20"><text:line-break/></text:span><text:span text:style-name="T20"><text:tab/></text:span><text:span text:style-name="T20">statements</text:span><text:span text:style-name="T20"><text:line-break/></text:span><text:span text:style-name="T20"><text:tab/></text:span><text:span text:style-name="T20">always executed whether exception or not</text:span></text:p>
                <text:p/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try..except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20">&gt;&gt;&gt; try:</text:span></text:p>
                <text:p><text:span text:style-name="T20">... <text:s text:c="4"/>f = open("/home/rhancock/testfile")</text:span></text:p>
                <text:p><text:span text:style-name="T20">... except IOError as e:</text:span></text:p>
                <text:p><text:span text:style-name="T20">... <text:s text:c="4"/>print(e)</text:span></text:p>
                <text:p><text:span text:style-name="T20">... else:</text:span></text:p>
                <text:p><text:span text:style-name="T20">... <text:s text:c="4"/>print("else")</text:span></text:p>
                <text:p><text:span text:style-name="T20">... finally:</text:span></text:p>
                <text:p><text:span text:style-name="T20">... <text:s text:c="4"/>print("finally done") </text:span></text:p>
                <text:p><text:span text:style-name="T20"/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II</text:span><text:span text:style-name="T6"><text:line-break/></text:span><text:span text:style-name="T6"><text:line-break/></text:span><text:span text:style-name="T6">Advanced Topic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2.1</text:span><text:span text:style-name="T6"><text:line-break/></text:span><text:span text:style-name="T6"><text:line-break/></text:span><text:span text:style-name="T6">Generator Function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Generator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A generator is a function that produces a sequence of results for iteration. </text:span><text:span text:style-name="T21">gen_co/generators_1.py</text:span></text:p>
                <text:p><text:span text:style-name="T22"/></text:p>
                <text:p><text:span text:style-name="T22">def countdown(n):</text:span></text:p>
                <text:p text:style-name="P7"><text:span text:style-name="T22"><text:s text:c="4"/></text:span><text:span text:style-name="T22">while n &gt; 0:</text:span></text:p>
                <text:p text:style-name="P7"><text:span text:style-name="T22"><text:s text:c="8"/></text:span><text:span text:style-name="T22">yield n</text:span></text:p>
                <text:p text:style-name="P7"><text:span text:style-name="T22"><text:s text:c="8"/></text:span><text:span text:style-name="T22">n -= 1</text:span></text:p>
                <text:p text:style-name="P7"><text:span text:style-name="T22"><text:s text:c="8"/></text:span></text:p>
                <text:p text:style-name="P7"><text:span text:style-name="T22">m = 10</text:span></text:p>
                <text:p text:style-name="P7"><text:span text:style-name="T22">x = countdown(m)</text:span></text:p>
                <text:p text:style-name="P7"><text:span text:style-name="T22">print(x)</text:span></text:p>
                <text:p text:style-name="P7"><text:span text:style-name="T22">for i in range(3):</text:span></text:p>
                <text:p text:style-name="P7"><text:span text:style-name="T22"><text:s text:c="4"/></text:span><text:span text:style-name="T22">print("Countdown: {d}".format(d=x.next()))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13">Generator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Function returns a generator object.</text:span></text:p>
              </text:list-item>
              <text:list-item>
                <text:p><text:span text:style-name="T9">The generator object executes the function when next is called.</text:span></text:p>
              </text:list-item>
              <text:list-item>
                <text:p><text:span text:style-name="T9">The function executes until it reaches yield statement.</text:span></text:p>
              </text:list-item>
              <text:list-item>
                <text:p><text:span text:style-name="T9">Yield produces a result and execution halts until the next invocation of next.</text:span></text:p>
              </text:list-item>
              <text:list-item>
                <text:p><text:span text:style-name="T9">Let's step through the code in debug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itertools.chain()</text:span></text:p>
          </draw:text-box>
        </draw:frame>
        <draw:frame presentation:style-name="pr4" draw:text-style-name="P8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2"/></text:p>
                <text:p><text:span text:style-name="T22">def chain(*iterables):</text:span></text:p>
                <text:p><text:span text:style-name="T22"><text:s text:c="5"/></text:span><text:span text:style-name="T22"># chain('ABC', 'DEF') --&gt; A B C D E F</text:span></text:p>
                <text:p><text:span text:style-name="T22"><text:s text:c="6"/></text:span><text:span text:style-name="T22">for it in iterables:</text:span></text:p>
                <text:p><text:span text:style-name="T22"><text:s text:c="10"/></text:span><text:span text:style-name="T22">for element in it:</text:span></text:p>
                <text:p><text:span text:style-name="T22"><text:s text:c="16"/></text:span><text:span text:style-name="T22">yield element</text:span></text:p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Generator Pipelin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Like shell pipes in UNIX.</text:span></text:p>
              </text:list-item>
              <text:list-item>
                <text:p><text:span text:style-name="T9">Create a function that receives a value and emits a value.</text:span></text:p>
              </text:list-item>
              <text:list-item>
                <text:p><text:span text:style-name="T9">You can hook these together and insert other generators as you alter your code.</text:span></text:p>
              </text:list-item>
              <text:list-item>
                <text:p><text:span text:style-name="T9">How does this affect Bigfile processing?</text:span></text:p>
              </text:list-item>
              <text:list-item>
                <text:p><text:span text:style-name="T9">Let's look at the timings.</text:span></text:p>
              </text:list-item>
              <text:list-item>
                <text:p><text:span text:style-name="T21">xferlog/bigfile_pipeline_1.py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Yield as an Expression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Python 2.5 (PEP-342) added yield as an expression.</text:span></text:p>
                <text:p><text:span text:style-name="T22">def grep(pattern):</text:span></text:p>
                <text:list>
                  <text:list-header>
                    <text:p><text:span text:style-name="T22">while True:</text:span></text:p>
                    <text:list>
                      <text:list-header>
                        <text:p><text:span text:style-name="T22">line = (yield)</text:span></text:p>
                        <text:p><text:span text:style-name="T22">if pattern in line:</text:span></text:p>
                        <text:list>
                          <text:list-header>
                            <text:p><text:span text:style-name="T22">print(line)</text:span></text:p>
                            <text:p><text:span text:style-name="T22"/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9">What is the difference between a statement and an expression?</text:span></text:p>
              </text:list-item>
              <text:list-item>
                <text:p><text:span text:style-name="T9">So what does this do for me?</text:span></text:p>
                <text:p><text:span text:style-name="T22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2.2</text:span><text:span text:style-name="T6"><text:line-break/></text:span><text:span text:style-name="T6"><text:line-break/></text:span><text:span text:style-name="T6">Coroutine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Coroutin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Using yield as an expression allows you to create coroutines.</text:span></text:p>
              </text:list-item>
              <text:list-item>
                <text:p><text:span text:style-name="T9">Coroutines execute when values are sent to them.</text:span></text:p>
              </text:list-item>
              <text:list-item>
                <text:p><text:span text:style-name="T9">(yield) returns the value.</text:span></text:p>
              </text:list-item>
              <text:list-item>
                <text:p><text:span text:style-name="T9">Generators only produce values.</text:span></text:p>
              </text:list-item>
              <text:list-item>
                <text:p><text:span text:style-name="T9">Coroutines consume values and return.</text:span></text:p>
              </text:list-item>
              <text:list-item>
                <text:p><text:span text:style-name="T9">Generators are about iteration.</text:span></text:p>
              </text:list-item>
              <text:list-item>
                <text:p><text:span text:style-name="T9">Coroutines are about consuming values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Coroutin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What is a coroutine in computer science?</text:span></text:p>
              </text:list-item>
              <text:list-item>
                <text:p><text:span text:style-name="T9">The concept of coroutines has been around since 1958 – M. E. Conway</text:span></text:p>
              </text:list-item>
              <text:list-item>
                <text:p><text:span text:style-name="T9">Coroutines are functions that save control state between calls.</text:span></text:p>
              </text:list-item>
              <text:list-item>
                <text:p><text:span text:style-name="T9">Why did threads overtake coroutines?</text:span></text:p>
              </text:list-item>
              <text:list-item>
                <text:p><text:span text:style-name="T9">Prime the coroutine with a decorator (Thanks to Dave Beazley).</text:span></text:p>
              </text:list-item>
              <text:list-item>
                <text:p><text:span text:style-name="T21">gen_co/coroutines_1.py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Coroutin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What would this do for the bigfile processing?</text:span></text:p>
              </text:list-item>
              <text:list-item>
                <text:p><text:span text:style-name="T21">xferlog/bigfile_pipeline_2.py</text:span></text:p>
              </text:list-item>
              <text:list-item>
                <text:p><text:span text:style-name="T9">Let's look at the numbers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Coroutin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9">Python coroutines can be used to implement concurrency.</text:span></text:p>
              </text:list-item>
              <text:list-item>
                <text:p><text:span text:style-name="T23">An event loop can send data to a collection of coroutines that carry out diverse tasks.</text:span></text:p>
              </text:list-item>
              <text:list-item>
                <text:p><text:span text:style-name="T23">Python generators would be great if we had non-blocking IO</text:span></text:p>
              </text:list-item>
              <text:list-item>
                <text:p><text:span text:style-name="T23">For that we can use gevent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draw:style-name="gr4" draw:layer="layout" svg:width="22.86cm" svg:height="17.145cm" svg:x="2.54cm" svg:y="1.90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1">
          <draw:page-thumbnail draw:style-name="gr3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2.3</text:span><text:span text:style-name="T6"><text:line-break/></text:span><text:span text:style-name="T6"><text:line-break/></text:span><text:span text:style-name="T6">Module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Creating Your Own Modules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23">Once you have a group of functions that you want to re-use, package your own modules.</text:span></text:p>
              </text:list-item>
              <text:list-item>
                <text:p><text:span text:style-name="T24">What main() does.</text:span></text:p>
              </text:list-item>
              <text:list-item>
                <text:p><text:span text:style-name="T24">Modules must be contained in a directory.</text:span></text:p>
              </text:list-item>
              <text:list-item>
                <text:p><text:span text:style-name="T24">The presence of __init__.py in the directory tells the interpreter that this can be imported.</text:span></text:p>
              </text:list-item>
              <text:list-item>
                <text:p><text:span text:style-name="T24">Be sure to set your PYTHONPATH.</text:span></text:p>
              </text:list-item>
              <text:list-item>
                <text:p><text:span text:style-name="T25">Be careful to not use reserved words or module names.</text:span></text:p>
              </text:list-item>
              <text:list-item>
                <text:p><text:span text:style-name="T26">packages</text:span><text:span text:style-name="T25"> directory.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2.4</text:span><text:span text:style-name="T6"><text:line-break/></text:span><text:span text:style-name="T6"><text:line-break/></text:span><text:span text:style-name="T6">Classe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What is a class?</text:span></text:p>
          </draw:text-box>
        </draw:frame>
        <draw:frame presentation:style-name="pr4" draw:text-style-name="P6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3">Classes bind data with code.</text:span></text:p>
                  </text:list-item>
                  <text:list-item>
                    <text:p><text:span text:style-name="T23">The bound functions are called methods when they are part of a class.</text:span></text:p>
                  </text:list-item>
                  <text:list-item>
                    <text:p><text:span text:style-name="T23">Class is a noun.</text:span></text:p>
                  </text:list-item>
                  <text:list-item>
                    <text:p><text:span text:style-name="T23">Methods are verbs.</text:span></text:p>
                  </text:list-item>
                </text:list>
                <text:p><text:span text:style-name="T27">pypackages/dry/system.py</text:span><text:span text:style-name="T27"><text:tab/></text:span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Part 2.5</text:span><text:span text:style-name="T6"><text:line-break/></text:span><text:span text:style-name="T6"><text:line-break/></text:span><text:span text:style-name="T6">os module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Interface to os Calls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28">help() is not sufficient for this module.</text:span></text:p>
              </text:list-item>
              <text:list-item>
                <text:p><text:span text:style-name="T28"><text:a xlink:href="http://docs.python.org/3/" xlink:type="simple">http://docs.python.org/3/</text:a></text:span></text:p>
                <text:p><text:span text:style-name="T28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III</text:span><text:span text:style-name="T6"><text:line-break/></text:span><text:span text:style-name="T6"><text:line-break/></text:span><text:span text:style-name="T6"> Text and File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plit String on Delimiters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28">What does this print?</text:span></text:p>
                <text:list>
                  <text:list-header>
                    <text:p><text:span text:style-name="T29">line = "abc,def,ghi,jkl"</text:span></text:p>
                    <text:p><text:span text:style-name="T29">s = line.split(",")</text:span></text:p>
                    <text:p><text:span text:style-name="T29">print(s)</text:span></text:p>
                    <text:p><text:span text:style-name="T29"/></text:p>
                    <text:p><text:span text:style-name="T26">text/split_single_delimiter.py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plit String on Multiple Delimiters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28">What does this print?</text:span></text:p>
                <text:list>
                  <text:list-header>
                    <text:p><text:span text:style-name="T29">import re</text:span></text:p>
                    <text:p><text:span text:style-name="T29"/></text:p>
                    <text:p><text:span text:style-name="T29">line = "abc def ghi; jkl mno,pqr, <text:s text:c="3"/>foo"</text:span></text:p>
                    <text:p><text:span text:style-name="T29">s = re.split(r'[;,\s]\s*', line)</text:span></text:p>
                    <text:p><text:span text:style-name="T29">print(s)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Match Text at Start or End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28"/></text:p>
                <text:list>
                  <text:list-header>
                    <text:p><text:span text:style-name="T29">filename = "foo.txt"</text:span></text:p>
                    <text:p><text:span text:style-name="T29">print(filename.endswith("txt")) # True</text:span></text:p>
                    <text:p><text:span text:style-name="T29">print(filename.startswith("foo")) # True</text:span></text:p>
                    <text:p><text:span text:style-name="T29">print(filename.startswith("bar")) # False</text:span></text:p>
                    <text:p><text:span text:style-name="T29">print(filename.startswith(("bar", "bob", "foo") )) # True</text:span></text:p>
                    <text:p><text:span text:style-name="T29">print(filename.startswith("o", 1)) # True</text:span></text:p>
                    <text:p><text:span text:style-name="T29">print(filename.startswith("oo", 1, 3)) # True</text:span></text:p>
                  </text:list-header>
                </text:list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Match with Shell Wildcards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28"/></text:p>
                <text:list>
                  <text:list-header>
                    <text:p><text:span text:style-name="T29">from fnmatch import fnmatch, fnmatchcase</text:span></text:p>
                    <text:p><text:span text:style-name="T29">fnmatch("foo.txt", "*.txt") # True</text:span></text:p>
                    <text:p><text:span text:style-name="T29">fnmatch("foo.txt", "?oo.txt") # True</text:span></text:p>
                    <text:p><text:span text:style-name="T29">fnmatch("ops32.csv", "ops[0-9]*") # True</text:span></text:p>
                    <text:p><text:span text:style-name="T29">fnmatchcase("foo.txt", "*.TXT") # False</text:span></text:p>
                    <text:p><text:span text:style-name="T29"/></text:p>
                  </text:list-header>
                </text:list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4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Find Substring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28"/></text:p>
                <text:list>
                  <text:list-header>
                    <text:p><text:span text:style-name="T29">line = "abc def ghi; jkl mno,pqr, <text:s text:c="3"/>foo"</text:span></text:p>
                    <text:p><text:span text:style-name="T29"/></text:p>
                  </text:list-header>
                  <text:list-item>
                    <text:p><text:span text:style-name="T29">line.find("ghi") # 8</text:span></text:p>
                  </text:list-item>
                  <text:list-item>
                    <text:p><text:span text:style-name="T29">line.find(",") # 20 finds first occurence</text:span></text:p>
                  </text:list-item>
                  <text:list-item>
                    <text:p><text:span text:style-name="T29">line.find("X") # -1 not found</text:span></text:p>
                  </text:list-item>
                  <text:list-item>
                    <text:p><text:span text:style-name="T29">line.find("ef", 3, -1) # 5 first occurence in range but index of full string</text:span></text:p>
                    <text:p><text:span text:style-name="T29"/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4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Stripping Characters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28"/></text:p>
                <text:list>
                  <text:list-header>
                    <text:p><text:span text:style-name="T29">line = "Xabc def ghi; jkl Xmno,pqr, <text:s text:c="3"/>fooXX"</text:span></text:p>
                    <text:p><text:span text:style-name="T29">line.strip(";") # removes all Xs at start and end only</text:span></text:p>
                    <text:p><text:span text:style-name="T29"/></text:p>
                    <text:p><text:span text:style-name="T29">line = " <text:s text:c="3"/>Hello, world! <text:s text:c="3"/>\n"</text:span></text:p>
                    <text:p><text:span text:style-name="T29">line.strip() # 'Hello, world!'</text:span></text:p>
                    <text:p><text:span text:style-name="T29">line.rstrip() # ' <text:s text:c="3"/>Hello, world!'</text:span></text:p>
                    <text:p><text:span text:style-name="T29">line.lstrip() # 'Hello, world! <text:s text:c="3"/>\n'</text:span></text:p>
                  </text:list-header>
                </text:list>
              </text:list-header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4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Interpolating Variables in a String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27">string.format()</text:span></text:p>
              </text:list-item>
              <text:list-item>
                <text:p><text:span text:style-name="T30">Prefer format over C style printf() formatting.</text:span></text:p>
                <text:p><text:span text:style-name="T30">s = “%s %s” % “bob”, “hancock” # C style</text:span></text:p>
                <text:p><text:span text:style-name="T30">versus</text:span></text:p>
                <text:p><text:span text:style-name="T30">s = “{fn} {ln}”.format(fn=”bob”, “hancock”)</text:span></text:p>
                <text:p><text:span text:style-name="T30"/></text:p>
                <text:p><text:span text:style-name="T30">s = “{fn} {ln}”.format(“hancock”, fn=”bob”)</text:span></text:p>
                <text:p><text:span text:style-name="T30"/></text:p>
              </text:list-item>
              <text:list-item>
                <text:p><text:span text:style-name="T30">Why is format() better?</text:span></text:p>
                <text:p><text:span text:style-name="T30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draw:frame presentation:style-name="pr5" draw:text-style-name="P10" draw:layer="layout" svg:width="6.113cm" svg:height="1.315cm" svg:x="10.961cm" svg:y="9.87cm">
          <draw:text-box>
            <text:list text:style-name="L2">
              <text:list-header>
                <text:p><text:span text:style-name="T30">fn=”bob”, </text:span></text:p>
              </text:list-header>
            </text:list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BezealyBox" presentation:presentation-page-layout-name="AL2T1"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<text:span text:style-name="T8">What is Next?</text:span></text:p>
          </draw:text-box>
        </draw:frame>
        <draw:frame presentation:style-name="pr4" draw:text-style-name="P9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30">Profiling</text:span></text:p>
              </text:list-item>
              <text:list-item>
                <text:p><text:span text:style-name="T30">Debugging</text:span></text:p>
              </text:list-item>
              <text:list-item>
                <text:p><text:span text:style-name="T30">Generators</text:span></text:p>
              </text:list-item>
              <text:list-item>
                <text:p><text:span text:style-name="T30">Coroutines</text:span></text:p>
              </text:list-item>
              <text:list-item>
                <text:p><text:span text:style-name="T30">How to decompose problems into code?</text:span></text:p>
              </text:list-item>
              <text:list-item>
                <text:p><text:span text:style-name="T30">Optimizations (Advanced)</text:span></text:p>
              </text:list-item>
              <text:list-item>
                <text:p><text:span text:style-name="T30">Case Studies</text:span></text:p>
                <text:list>
                  <text:list-item>
                    <text:p><text:span text:style-name="T30">Multi-processor rsysnc</text:span></text:p>
                  </text:list-item>
                  <text:list-item>
                    <text:p><text:span text:style-name="T30">Processing large log files</text:span></text:p>
                  </text:list-item>
                </text:list>
                <text:p><text:span text:style-name="T30"/></text:p>
              </text:list-item>
            </text:list>
          </draw:text-box>
        </draw:frame>
        <draw:frame draw:style-name="gr2" draw:text-style-name="P2" draw:layer="layout" svg:width="4.558cm" svg:height="0.573cm" svg:x="1.905cm" svg:y="19.05cm">
          <draw:text-box>
            <text:p><text:span text:style-name="T1">Copyright © 2012, Bob Hancock</text:span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BezealyBox" presentation:presentation-page-layout-name="AL1T32"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73cm" svg:x="1.905cm" svg:y="19.05cm">
          <draw:text-box>
            <text:p><text:span text:style-name="T1">Copyright ©2012, Bob Hancock</text:span></text:p>
          </draw:text-box>
        </draw:frame>
        <draw:frame presentation:style-name="pr1" draw:text-style-name="P3" draw:layer="layout" svg:width="19.561cm" svg:height="15.824cm" svg:x="4.252cm" svg:y="2.783cm" presentation:class="subtitle" presentation:user-transformed="true">
          <draw:text-box>
            <text:p><text:span text:style-name="T5"/></text:p>
            <text:p><text:span text:style-name="T6">Section VII</text:span><text:span text:style-name="T6"><text:line-break/></text:span><text:span text:style-name="T6"><text:line-break/></text:span><text:span text:style-name="T6">Questions</text:span></text:p>
            <text:p><text:span text:style-name="T4"/></text:p>
            <text:p><text:span text:style-name="T4"/></text:p>
            <text:p><text:span text:style-name="T7"/></text:p>
          </draw:text-box>
        </draw:frame>
        <presentation:notes draw:style-name="dp2" presentation:use-footer-name="ftr1">
          <draw:page-thumbnail draw:style-name="gr3" draw:layer="layout" svg:width="13.968cm" svg:height="10.476cm" svg:x="3.81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d MS1" svg:font-family="'Trebuched MS'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Trebuched MS" svg:font-family="'Trebuched MS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ezealyBox-background" style:family="presentation">
      <style:graphic-properties draw:stroke="none" draw:fill="none"/>
      <style:text-properties style:letter-kerning="true"/>
    </style:style>
    <style:style style:name="BezealyBo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ezealyBox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zealyBox-outline1" style:family="presentation">
      <style:graphic-properties draw:stroke="none" draw:fill="none" draw:auto-grow-height="false">
        <text:list-style style:name="Bezealy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outline2" style:family="presentation" style:parent-style-name="BezealyBox-outline1">
      <style:paragraph-properties fo:margin-top="0cm" fo:margin-bottom="0.4cm"/>
      <style:text-properties fo:font-size="28pt" style:font-size-asian="28pt" style:font-size-complex="28pt"/>
    </style:style>
    <style:style style:name="BezealyBox-outline3" style:family="presentation" style:parent-style-name="BezealyBox-outline2">
      <style:paragraph-properties fo:margin-top="0cm" fo:margin-bottom="0.3cm"/>
      <style:text-properties fo:font-size="24pt" style:font-size-asian="24pt" style:font-size-complex="24pt"/>
    </style:style>
    <style:style style:name="BezealyBox-outline4" style:family="presentation" style:parent-style-name="BezealyBox-outline3">
      <style:paragraph-properties fo:margin-top="0cm" fo:margin-bottom="0.2cm"/>
      <style:text-properties fo:font-size="20pt" style:font-size-asian="20pt" style:font-size-complex="20pt"/>
    </style:style>
    <style:style style:name="BezealyBox-outline5" style:family="presentation" style:parent-style-name="BezealyBox-outline4">
      <style:paragraph-properties fo:margin-top="0cm" fo:margin-bottom="0.1cm"/>
      <style:text-properties fo:font-size="20pt" style:font-size-asian="20pt" style:font-size-complex="20pt"/>
    </style:style>
    <style:style style:name="BezealyBox-outline6" style:family="presentation" style:parent-style-name="BezealyBox-outline5">
      <style:paragraph-properties fo:margin-top="0cm" fo:margin-bottom="0.1cm"/>
      <style:text-properties fo:font-size="20pt" style:font-size-asian="20pt" style:font-size-complex="20pt"/>
    </style:style>
    <style:style style:name="BezealyBox-outline7" style:family="presentation" style:parent-style-name="BezealyBox-outline6">
      <style:paragraph-properties fo:margin-top="0cm" fo:margin-bottom="0.1cm"/>
      <style:text-properties fo:font-size="20pt" style:font-size-asian="20pt" style:font-size-complex="20pt"/>
    </style:style>
    <style:style style:name="BezealyBox-outline8" style:family="presentation" style:parent-style-name="BezealyBox-outline7">
      <style:paragraph-properties fo:margin-top="0cm" fo:margin-bottom="0.1cm"/>
      <style:text-properties fo:font-size="20pt" style:font-size-asian="20pt" style:font-size-complex="20pt"/>
    </style:style>
    <style:style style:name="BezealyBox-outline9" style:family="presentation" style:parent-style-name="BezealyBox-outline8">
      <style:paragraph-properties fo:margin-top="0cm" fo:margin-bottom="0.1cm"/>
      <style:text-properties fo:font-size="20pt" style:font-size-asian="20pt" style:font-size-complex="20pt"/>
    </style:style>
    <style:style style:name="BezealyBox-subtitle" style:family="presentation">
      <style:graphic-properties draw:stroke="none" draw:fill="none" draw:textarea-vertical-align="middle">
        <text:list-style style:name="BezealyBo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title" style:family="presentation">
      <style:graphic-properties draw:stroke="none" draw:fill="none" draw:textarea-vertical-align="middle">
        <text:list-style style:name="BezealyBo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zealyBox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zealyBox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zealyBo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zealyBox" style:page-layout-name="PM1" draw:style-name="Mdp1">
      <draw:frame presentation:style-name="BezealyBox-title" draw:layer="backgroundobjects" svg:width="25.199cm" svg:height="3.506cm" svg:x="1.4cm" svg:y="0.837cm" presentation:class="title" presentation:placeholder="true">
        <draw:text-box/>
      </draw:frame>
      <draw:frame presentation:style-name="BezealyBox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ezealyBox-title" draw:layer="backgroundobjects" svg:width="13.968cm" svg:height="10.476cm" svg:x="3.81cm" svg:y="2.123cm" presentation:class="page"/>
        <draw:frame presentation:style-name="BezealyBo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6-15T11:05:43</meta:creation-date>
    <meta:editing-duration>P3DT19H44M42S</meta:editing-duration>
    <meta:editing-cycles>684</meta:editing-cycles>
    <dc:title>BezealyBox</dc:title>
    <meta:generator>LibreOffice/4.2.3.3$Linux_X86_64 LibreOffice_project/420m0$Build-3</meta:generator>
    <meta:initial-creator>robert </meta:initial-creator>
    <dc:date>2014-05-11T06:09:10.925873986</dc:date>
    <dc:creator>Robert </dc:creator>
    <meta:document-statistic meta:object-count="551"/>
    <meta:template xlink:type="simple" xlink:actuate="onRequest" xlink:title="BezealyBox" xlink:href="../../../../home/rhancock/.libreoffice/3/user/template/BezealyBox.otp" meta:date="2011-06-14T18:01: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7.146cm" xlink:href="." xlink:type="simple" chart:class="chart:bar" chart:style-name="ch1">
        <chart:title svg:x="9.532cm" svg:y="0.523cm" chart:style-name="ch2">
          <text:p>Worst and Best Real Times</text:p>
        </chart:title>
        <chart:plot-area chart:style-name="ch3" chart:data-source-has-labels="both" svg:x="1.468cm" svg:y="2.309cm" svg:width="20.479cm" svg:height="14.075cm">
          <chartooo:coordinate-region svg:x="3.042cm" svg:y="2.508cm" svg:width="18.905cm" svg:height="13.229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title svg:x="0.451cm" svg:y="10.038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 Futures-P2</text:p>
              </table:table-cell>
              <table:table-cell office:value-type="string">
                <text:p>Pipeline P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300.85333333333">
                <text:p>1300.85333333333</text:p>
              </table:table-cell>
              <table:table-cell office:value-type="float" office:value="630.77">
                <text:p>63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